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9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9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1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66139304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66139304 0. <text:s text:c="7"/>]]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3355558336209525</text:p>
          </table:table-cell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3520133635024707</text:p>
          </table:table-cell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5.432570042146971</text:p>
          </table:table-cell>
          <table:table-cell office:value-type="string" calcext:value-type="string">
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9619712 0. <text:s text:c="8"/>0.53969264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83953082 0.53969264 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31757639 0.64904065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31757639 0. <text:s text:c="8"/>0.3815466 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64904065 0.3815466 <text:s/>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5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table:style-name="ce4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0992254 0. <text:s text:c="8"/>0.63294655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93374289 0.63294655 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3444913 0. <text:s text:c="8"/>0.31198832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0.44277272 0.31198832 0. <text:s text:c="7"/>]]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56138073 0. <text:s text:c="8"/>0.79858206]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<text:s/>[1.20309321 0.79858206 0. <text:s text:c="7"/>]]</text:p>
          </table:table-cell>
          <table:table-cell table:number-columns-repeated="2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4 Klass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4:10:21.2053859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01T14:11:29.936380793</dc:date>
    <meta:editing-duration>PT3H50M52S</meta:editing-duration>
    <meta:editing-cycles>18</meta:editing-cycles>
    <meta:generator>LibreOffice/6.4.7.2$Linux_X86_64 LibreOffice_project/40$Build-2</meta:generator>
    <meta:document-statistic meta:table-count="3" meta:cell-count="133" meta:object-count="0"/>
  </office:meta>
</office:document-meta>
</file>